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oogle Sans" svg:font-family="'Google Sans', Roboto, Arial, sans-serif"/>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tab-stops>
          <style:tab-stop style:position="1.799cm"/>
        </style:tab-stops>
      </style:paragraph-properties>
      <style:text-properties officeooo:paragraph-rsid="001cef52"/>
    </style:style>
    <style:style style:name="P2" style:family="paragraph" style:parent-style-name="Standard">
      <style:paragraph-properties>
        <style:tab-stops>
          <style:tab-stop style:position="1.799cm"/>
        </style:tab-stops>
      </style:paragraph-properties>
      <style:text-properties officeooo:rsid="001986bf" officeooo:paragraph-rsid="001986bf"/>
    </style:style>
    <style:style style:name="P3" style:family="paragraph" style:parent-style-name="Standard">
      <style:paragraph-properties>
        <style:tab-stops>
          <style:tab-stop style:position="1.799cm"/>
        </style:tab-stops>
      </style:paragraph-properties>
      <style:text-properties officeooo:rsid="001b3fdf" officeooo:paragraph-rsid="001b3fdf"/>
    </style:style>
    <style:style style:name="P4" style:family="paragraph" style:parent-style-name="Standard">
      <style:paragraph-properties>
        <style:tab-stops>
          <style:tab-stop style:position="1.799cm"/>
        </style:tab-stops>
      </style:paragraph-properties>
      <style:text-properties officeooo:rsid="001bcb3d" officeooo:paragraph-rsid="001bcb3d"/>
    </style:style>
    <style:style style:name="P5" style:family="paragraph" style:parent-style-name="Standard">
      <style:paragraph-properties>
        <style:tab-stops>
          <style:tab-stop style:position="1.799cm"/>
        </style:tab-stops>
      </style:paragraph-properties>
      <style:text-properties fo:color="#000000" style:font-name="arial" fo:font-size="12pt" officeooo:rsid="000b2d95" officeooo:paragraph-rsid="000b2d95" style:font-size-asian="12pt" style:font-size-complex="12pt"/>
    </style:style>
    <style:style style:name="P6" style:family="paragraph" style:parent-style-name="Standard">
      <style:paragraph-properties>
        <style:tab-stops>
          <style:tab-stop style:position="1.799cm"/>
        </style:tab-stops>
      </style:paragraph-properties>
      <style:text-properties fo:color="#000000" style:font-name="arial" fo:font-size="12pt" officeooo:paragraph-rsid="000b2d95" style:font-size-asian="12pt" style:font-size-complex="12pt"/>
    </style:style>
    <style:style style:name="P7" style:family="paragraph" style:parent-style-name="Standard">
      <style:paragraph-properties>
        <style:tab-stops>
          <style:tab-stop style:position="1.799cm"/>
        </style:tab-stops>
      </style:paragraph-properties>
      <style:text-properties fo:color="#000000" style:font-name="arial" fo:font-size="12pt" officeooo:paragraph-rsid="001986bf" style:font-size-asian="12pt" style:font-size-complex="12pt"/>
    </style:style>
    <style:style style:name="P8" style:family="paragraph" style:parent-style-name="Standard">
      <style:paragraph-properties>
        <style:tab-stops>
          <style:tab-stop style:position="1.799cm"/>
        </style:tab-stops>
      </style:paragraph-properties>
      <style:text-properties fo:color="#000000" style:font-name="arial" fo:font-size="12pt" officeooo:rsid="0013efc6" officeooo:paragraph-rsid="000b2d95" style:font-size-asian="12pt" style:font-size-complex="12pt"/>
    </style:style>
    <style:style style:name="T1" style:family="text">
      <style:text-properties officeooo:rsid="001986bf"/>
    </style:style>
    <style:style style:name="T2" style:family="text">
      <style:text-properties officeooo:rsid="000b2d95"/>
    </style:style>
    <style:style style:name="T3" style:family="text">
      <style:text-properties officeooo:rsid="001b3fdf"/>
    </style:style>
    <style:style style:name="T4" style:family="text">
      <style:text-properties officeooo:rsid="001bcb3d"/>
    </style:style>
    <style:style style:name="T5" style:family="text">
      <style:text-properties officeooo:rsid="001cef52"/>
    </style:style>
    <style:style style:name="T6" style:family="text">
      <style:text-properties officeooo:rsid="001cfd51"/>
    </style:style>
    <style:style style:name="T7" style:family="text">
      <style:text-properties officeooo:rsid="001e4b95"/>
    </style:style>
    <style:style style:name="T8" style:family="text">
      <style:text-properties officeooo:rsid="001e8f39"/>
    </style:style>
    <style:style style:name="T9" style:family="text">
      <style:text-properties officeooo:rsid="001e9061"/>
    </style:style>
    <style:style style:name="T10" style:family="text">
      <style:text-properties fo:font-variant="normal" fo:text-transform="none" fo:color="#1967d2" style:font-name="Google Sans" fo:letter-spacing="normal" fo:font-style="normal" fo:font-weight="normal"/>
    </style:style>
    <style:style style:name="T11" style:family="text">
      <style:text-properties fo:font-variant="normal" fo:text-transform="none" fo:color="#1967d2" fo:letter-spacing="normal" fo:font-style="normal" fo:font-weight="normal"/>
    </style:style>
    <style:style style:name="T12" style:family="text">
      <style:text-properties fo:font-variant="normal" fo:text-transform="none" fo:letter-spacing="normal" fo:font-style="normal" fo:font-weight="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luno : Victor Jorge Carvalho Chaves</text:p>
      <text:p text:style-name="P5">R.A : 156.740</text:p>
      <text:p text:style-name="P6"/>
      <text:p text:style-name="P6"><text:span text:style-name="T2">Relatório da Palestra : </text:span><text:span text:style-name="T12">Lucas Vaz - Engenharia de sistemas embarcados</text:span></text:p>
      <text:p text:style-name="P8"/>
      <text:p text:style-name="P7">Lucas, começa a palestra dividindo o tema em três partes começando falando pela profissão, depois contando sobre o que esperar da área de engenharia de sistemas embarcados e algumas das áreas de atuação e terminando apresentando dois projetos que ele fez.</text:p>
      <text:p text:style-name="P7">Lucas é estudante da Unifesp e está no último ano de engenharia da computação. Ele explica que a área de engenharia de sistemas embarcados é o ponto de fusão entre a eletrônica e a programação. Ele trabalha na Sigma sensors, uma empresa cujo o foco é fazer soluções para o sensoreamento de transporte de cargas, dando ênfase para usinas fotovoltaicas e hidrelétricas. Ele apresentou alguns produtos da empresa, como piranometros, que mede radiação solar, também mostrou um micro painel solar que faz a mesma função do piranometro, porém com o mesmo tempo de resposta do painel solar. Ele contou sobre um Datalogger e comentou sobre seu funcionamento. </text:p>
      <text:p text:style-name="P7">O sistema embarcado é a combinação de software e hardware, Lucas continuou dando exemplos e dizendo que o sistemas embarcado são computadores bem pequenos e bem simples de baixa energia para fazer tarefas simples e únicas dentro de um sistema maior.</text:p>
      <text:p text:style-name="P7">Os sistemas embarcados tem especializações, como hardware embarcado, software embarcado, também podendo ser trabalhado na mistura dos dois.</text:p>
      <text:p text:style-name="P7">A parte do hardware embarcado trabalha muito a eletrônica então é necessário fazer por partes para a certeza de diminuir os erros. Começando com o projeto esquemático, depois o design em PCB e terminando com a montagem.</text:p>
      <text:p text:style-name="P7">Ele explica a importância de cada um dando exemplos e mostrando como funciona cada processo. Neste ponto Lucas começa a explicação sobre o software embarcado que vai ser conectado ao hardware embarcado, dizendo exemplos de processos que se pode trabalhar, o <text:s/>Firmware, o RTOS (Real time operation sistem) e o Linux embarcado. Ele também conta que o software embarcado tem muitas micro áreas a serem especializadas e seguidas.</text:p>
      <text:p text:style-name="P7">Em projetos, Lucas começa falando sobre um sistema de medição de sujidade, que analisa a quantidade de sujeira na placa solar, ele diz que as maneiras de se fazer isso são por corrente de curto circuito ou potência máxima. Lucas ressalta que tem que tomar muita atenção para a dimensão física da placa a ser fabricada e tranquiliza que a placa não vai dar certo de primeira, então não há problema fazer mais do que uma. O segundo projeto que o Lucas falou é o Datalogger, ele apresentou a plaquinha e explicou como funciona e disse que cada parte do conceito usa uma linguagem de programação diferente, para ser executado no linux, ele finaliza explicando como fez cada subsistema e executou todos no Linux para o total funcionamento do Datalogg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oogle Sans" svg:font-family="'Google Sans', Roboto, Arial, sans-serif"/>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5T21:52:38.003265996</meta:creation-date>
    <dc:date>2022-07-21T23:39:42.760359365</dc:date>
    <meta:editing-duration>PT20M49S</meta:editing-duration>
    <meta:editing-cycles>6</meta:editing-cycles>
    <meta:generator>LibreOffice/6.4.7.2$Linux_X86_64 LibreOffice_project/40$Build-2</meta:generator>
    <meta:document-statistic meta:table-count="0" meta:image-count="0" meta:object-count="0" meta:page-count="1" meta:paragraph-count="10" meta:word-count="462" meta:character-count="2804" meta:non-whitespace-character-count="2350"/>
  </office:meta>
</office:document-meta>
</file>